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8edd" officeooo:paragraph-rsid="001c8edd"/>
    </style:style>
    <style:style style:name="P2" style:family="paragraph" style:parent-style-name="Standard">
      <style:text-properties style:text-underline-style="none" fo:font-weight="normal" officeooo:rsid="001e5c91" officeooo:paragraph-rsid="001e5c9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d906" officeooo:paragraph-rsid="001ed906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fb550" officeooo:paragraph-rsid="001fb550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0c4ff" officeooo:paragraph-rsid="0020c4f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520e1" officeooo:paragraph-rsid="002520e1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520e1" officeooo:paragraph-rsid="0026d59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520e1" officeooo:paragraph-rsid="00467dc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d4192" officeooo:paragraph-rsid="002d4192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daa7b" officeooo:paragraph-rsid="002daa7b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daa7b" officeooo:paragraph-rsid="004c93c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cbd52" officeooo:paragraph-rsid="003cbd5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cbd52" officeooo:paragraph-rsid="003dafd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cbd52" officeooo:paragraph-rsid="003e067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cbd52" officeooo:paragraph-rsid="0048db3c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e5385" officeooo:paragraph-rsid="004e538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e5385" officeooo:paragraph-rsid="0050be9b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220a92" officeooo:paragraph-rsid="00220a92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c8edd" officeooo:paragraph-rsid="001c8ed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220a92" officeooo:paragraph-rsid="00220a92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1e5c91" officeooo:paragraph-rsid="001e5c91" style:font-weight-asian="normal" style:font-weight-complex="normal"/>
    </style:style>
    <style:style style:name="P22" style:family="paragraph" style:parent-style-name="Standard" style:list-style-name="L2">
      <style:text-properties style:text-underline-style="none" fo:font-weight="normal" officeooo:rsid="001e5c91" officeooo:paragraph-rsid="001e5c91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1ed906" officeooo:paragraph-rsid="001ed906" style:font-weight-asian="normal" style:font-weight-complex="normal"/>
    </style:style>
    <style:style style:name="P24" style:family="paragraph" style:parent-style-name="Standard" style:list-style-name="L2">
      <style:text-properties style:text-underline-style="none" fo:font-weight="normal" officeooo:rsid="0044b827" officeooo:paragraph-rsid="0044b827" style:font-weight-asian="normal" style:font-weight-complex="normal"/>
    </style:style>
    <style:style style:name="P25" style:family="paragraph" style:parent-style-name="Standard" style:list-style-name="L3">
      <style:text-properties style:text-underline-style="none" fo:font-weight="normal" officeooo:rsid="0020c4ff" officeooo:paragraph-rsid="0020c4ff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20c4ff" officeooo:paragraph-rsid="0055c168" style:font-weight-asian="normal" style:font-weight-complex="normal"/>
    </style:style>
    <style:style style:name="P27" style:family="paragraph" style:parent-style-name="Standard" style:list-style-name="L3">
      <style:text-properties style:text-underline-style="none" fo:font-weight="normal" officeooo:rsid="0057a177" officeooo:paragraph-rsid="0057a177" style:font-weight-asian="normal" style:font-weight-complex="normal"/>
    </style:style>
    <style:style style:name="P28" style:family="paragraph" style:parent-style-name="Standard" style:list-style-name="L3">
      <style:text-properties style:text-underline-style="none" fo:font-weight="normal" officeooo:rsid="005a4fcc" officeooo:paragraph-rsid="005a4fcc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2520e1"/>
    </style:style>
    <style:style style:name="T3" style:family="text">
      <style:text-properties officeooo:rsid="0026d597"/>
    </style:style>
    <style:style style:name="T4" style:family="text">
      <style:text-properties officeooo:rsid="00289c42"/>
    </style:style>
    <style:style style:name="T5" style:family="text">
      <style:text-properties officeooo:rsid="002f3ecd"/>
    </style:style>
    <style:style style:name="T6" style:family="text">
      <style:text-properties officeooo:rsid="0034b536"/>
    </style:style>
    <style:style style:name="T7" style:family="text">
      <style:text-properties officeooo:rsid="003e6470"/>
    </style:style>
    <style:style style:name="T8" style:family="text">
      <style:text-properties officeooo:rsid="003e75c4"/>
    </style:style>
    <style:style style:name="T9" style:family="text">
      <style:text-properties officeooo:rsid="004053c5"/>
    </style:style>
    <style:style style:name="T10" style:family="text">
      <style:text-properties officeooo:rsid="00467dc6"/>
    </style:style>
    <style:style style:name="T11" style:family="text">
      <style:text-properties officeooo:rsid="00500e0e"/>
    </style:style>
    <style:style style:name="T12" style:family="text">
      <style:text-properties officeooo:rsid="0050be9b"/>
    </style:style>
    <style:style style:name="T13" style:family="text">
      <style:text-properties officeooo:rsid="00547b3a"/>
    </style:style>
    <style:style style:name="T14" style:family="text">
      <style:text-properties officeooo:rsid="005943e2"/>
    </style:style>
    <style:style style:name="T15" style:family="text">
      <style:text-properties officeooo:rsid="005cb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Site de vente d’instrument en ligne</text:span></text:p>
      <text:p text:style-name="P19"/>
      <text:p text:style-name="P18">use cases</text:p>
      <text:p text:style-name="P19"/>
      <text:p text:style-name="P2">Ce que les visiteurs peuvent voir/faire:</text:p>
      <text:p text:style-name="P2"/>
      <text:list xml:id="list1200805038" text:style-name="L1">
        <text:list-item>
          <text:p text:style-name="P21">Consulter la liste des articles </text:p>
        </text:list-item>
        <text:list-item>
          <text:p text:style-name="P21">Voir le détail des articles </text:p>
        </text:list-item>
        <text:list-item>
          <text:p text:style-name="P21">S’inscrire sur le site </text:p>
        </text:list-item>
        <text:list-item>
          <text:p text:style-name="P21">S’authentifier </text:p>
        </text:list-item>
      </text:list>
      <text:p text:style-name="P2"/>
      <text:p text:style-name="P2">Ce que les clients peuvent faire:</text:p>
      <text:p text:style-name="P2"/>
      <text:list xml:id="list2967075503" text:style-name="L2">
        <text:list-item>
          <text:p text:style-name="P22">Ajouter des articles personnels à mettre en vente</text:p>
        </text:list-item>
        <text:list-item>
          <text:p text:style-name="P26">Supprimer des articles </text:p>
        </text:list-item>
        <text:list-item>
          <text:p text:style-name="P26">Editer des articles </text:p>
        </text:list-item>
        <text:list-item>
          <text:p text:style-name="P22">Ajouter des articles dans son panier </text:p>
        </text:list-item>
        <text:list-item>
          <text:p text:style-name="P22">Consulter la liste de ses commandes</text:p>
        </text:list-item>
        <text:list-item>
          <text:p text:style-name="P23">Valider une commande (valider son panier)</text:p>
        </text:list-item>
        <text:list-item>
          <text:p text:style-name="P24">Noter les vendeurs (augmente ou diminue le rating du vendeur)</text:p>
        </text:list-item>
      </text:list>
      <text:p text:style-name="P3"/>
      <text:p text:style-name="P3"/>
      <text:p text:style-name="P4">Ce que les administrateurs peuvent faire: </text:p>
      <text:p text:style-name="P4"/>
      <text:p text:style-name="P4"/>
      <text:list xml:id="list3215646833" text:style-name="L3">
        <text:list-item>
          <text:p text:style-name="P27">Supprimer des utilisateurs/ <text:span text:style-name="T14">Bannir par adresse e-mail</text:span></text:p>
        </text:list-item>
        <text:list-item>
          <text:p text:style-name="P25">Lister les commandes </text:p>
        </text:list-item>
        <text:list-item>
          <text:p text:style-name="P28">Lister les utilisateurs</text:p>
        </text:list-item>
        <text:list-item>
          <text:p text:style-name="P25">Statistiques des commandes </text:p>
        </text:list-item>
      </text:list>
      <text:p text:style-name="P5"/>
      <text:p text:style-name="P5"/>
      <text:p text:style-name="P18">Les tables de la base de donnée</text:p>
      <text:p text:style-name="P2"/>
      <text:p text:style-name="P11">Role{<text:tab/><text:tab/><text:tab/><text:tab/><text:tab/><text:tab/>→<text:span text:style-name="T6"> Admin, User </text:span></text:p>
      <text:p text:style-name="P11"><text:tab/><text:span text:style-name="T5">int<text:tab/><text:tab/>idRole</text:span></text:p>
      <text:p text:style-name="P11"><text:tab/><text:span text:style-name="T2">varchar(50)<text:tab/>name</text:span></text:p>
      <text:p text:style-name="P11">}</text:p>
      <text:p text:style-name="P6"/>
      <text:p text:style-name="P6">User{</text:p>
      <text:p text:style-name="P6"><text:tab/>int<text:tab/> <text:tab/><text:tab/>userId</text:p>
      <text:p text:style-name="P6"><text:tab/>varchar(50)<text:tab/><text:tab/>Pseudo</text:p>
      <text:p text:style-name="P7"><text:tab/>varchar(50)<text:tab/><text:tab/><text:span text:style-name="T3">password</text:span></text:p>
      <text:p text:style-name="P7"><text:tab/>varchar(50)<text:tab/><text:tab/><text:span text:style-name="T4">eMail</text:span></text:p>
      <text:p text:style-name="P7"><text:tab/><text:span text:style-name="T9">decimal(100,2)<text:tab/>rating<text:tab/><text:tab/><text:tab/>→ comment calculé ce champ?</text:span></text:p>
      <text:p text:style-name="P8"><text:tab/>Varchar(50)<text:tab/><text:tab/><text:span text:style-name="T15">adresse(city, number, street)</text:span></text:p>
      <text:p text:style-name="P8"><text:tab/><text:span text:style-name="T13">int<text:tab/><text:tab/><text:tab/>FK_idRole</text:span></text:p>
      <text:p text:style-name="P6">}</text:p>
      <text:p text:style-name="P6"/>
      <text:p text:style-name="P9"/>
      <text:p text:style-name="P10"><text:soft-page-break/></text:p>
      <text:p text:style-name="P10"/>
      <text:p text:style-name="P10"/>
      <text:p text:style-name="P10"/>
      <text:p text:style-name="P10"/>
      <text:p text:style-name="P12">Article{</text:p>
      <text:p text:style-name="P12"><text:tab/>int<text:tab/><text:tab/> idArticle</text:p>
      <text:p text:style-name="P12"><text:tab/><text:span text:style-name="T2">varchar(50)<text:tab/></text:span>name</text:p>
      <text:p text:style-name="P13"><text:tab/><text:span text:style-name="T2">varchar(50)<text:tab/>brand</text:span></text:p>
      <text:p text:style-name="P14"><text:tab/><text:span text:style-name="T7">decimal(6,2)<text:tab/>prix</text:span></text:p>
      <text:p text:style-name="P15"><text:tab/><text:span text:style-name="T2">varchar(50)<text:tab/>picture</text:span></text:p>
      <text:p text:style-name="P12"><text:tab/><text:span text:style-name="T8">varchar(max)<text:tab/>comment</text:span></text:p>
      <text:p text:style-name="P12">}</text:p>
      <text:p text:style-name="P12"/>
      <text:p text:style-name="P16">Panier{</text:p>
      <text:p text:style-name="P16"><text:tab/>int <text:tab/><text:tab/>panierId</text:p>
      <text:p text:style-name="P16"><text:tab/>int <text:tab/><text:tab/>FK_<text:span text:style-name="T11">idArticle</text:span></text:p>
      <text:p text:style-name="P16"><text:tab/><text:span text:style-name="T11">int<text:tab/><text:tab/>FK_idUser</text:span></text:p>
      <text:p text:style-name="P16"/>
      <text:p text:style-name="P16">}</text:p>
      <text:p text:style-name="P12"/>
      <text:p text:style-name="P12"/>
      <text:p text:style-name="P17"><text:span text:style-name="T12">SellArticle</text:span>{</text:p>
      <text:p text:style-name="P17"><text:tab/>int <text:tab/><text:tab/><text:span text:style-name="T12">SellArticle</text:span>Id</text:p>
      <text:p text:style-name="P17"><text:tab/>int <text:tab/><text:tab/>FK_<text:span text:style-name="T11">idArticle</text:span></text:p>
      <text:p text:style-name="P17"><text:tab/><text:span text:style-name="T11">int<text:tab/><text:tab/>FK_idUser</text:span></text:p>
      <text:p text:style-name="P17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2:38:56.614000000</meta:creation-date>
    <dc:date>2020-02-23T22:51:33</dc:date>
    <meta:editing-duration>PT4H2M41S</meta:editing-duration>
    <meta:editing-cycles>53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52" meta:word-count="183" meta:character-count="1187" meta:non-whitespace-character-count="1006"/>
  </office:meta>
</office:document-meta>
</file>